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5000000050C415174C.png" manifest:media-type=""/>
  <manifest:file-entry manifest:full-path="Pictures/10000000000000AF000000AF883964AE.jpg" manifest:media-type=""/>
  <manifest:file-entry manifest:full-path="Pictures/10000000000000AF000000AF188FEBB7.jpg" manifest:media-type=""/>
  <manifest:file-entry manifest:full-path="Pictures/10000000000000AF000000AFDB400F9D.jpg" manifest:media-type=""/>
  <manifest:file-entry manifest:full-path="Pictures/10000201000000A7000000C5373003F4.png" manifest:media-type=""/>
  <manifest:file-entry manifest:full-path="Pictures/10000200000000640000006422138D0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默认" presentation:presentation-page-layout-name="AL1T0">
        <draw:frame draw:style-name="gr1" draw:text-style-name="P1" draw:layer="layout" svg:width="5.2cm" svg:height="4.892cm" svg:x="9.6cm" svg:y="10.508cm">
          <draw:image xlink:href="Pictures/10000200000000640000006422138D07.png" xlink:type="simple" xlink:show="embed" xlink:actuate="onLoad">
            <text:p/>
          </draw:image>
        </draw:frame>
        <draw:frame draw:style-name="gr1" draw:text-style-name="P1" draw:layer="layout" svg:width="5.4cm" svg:height="5.211cm" svg:x="16.2cm" svg:y="10.389cm">
          <draw:image xlink:href="Pictures/10000201000000A7000000C5373003F4.png" xlink:type="simple" xlink:show="embed" xlink:actuate="onLoad">
            <text:p/>
          </draw:image>
        </draw:frame>
        <draw:frame draw:style-name="gr1" draw:text-style-name="P1" draw:layer="layout" svg:width="4.4cm" svg:height="4.086cm" svg:x="16.4cm" svg:y="4.214cm">
          <draw:image xlink:href="Pictures/10000000000000AF000000AFDB400F9D.jpg" xlink:type="simple" xlink:show="embed" xlink:actuate="onLoad">
            <text:p/>
          </draw:image>
        </draw:frame>
        <draw:frame draw:style-name="gr1" draw:text-style-name="P1" draw:layer="layout" svg:width="4.4cm" svg:height="4.086cm" svg:x="10cm" svg:y="4.2cm">
          <draw:image xlink:href="Pictures/10000000000000AF000000AF188FEBB7.jpg" xlink:type="simple" xlink:show="embed" xlink:actuate="onLoad">
            <text:p/>
          </draw:image>
        </draw:frame>
        <draw:frame draw:style-name="gr1" draw:text-style-name="P1" draw:layer="layout" svg:width="4.4cm" svg:height="4.692cm" svg:x="3.6cm" svg:y="10.6cm">
          <draw:image xlink:href="Pictures/10000000000000AF000000AF883964AE.jpg" xlink:type="simple" xlink:show="embed" xlink:actuate="onLoad">
            <text:p/>
          </draw:image>
        </draw:frame>
        <draw:frame draw:style-name="gr1" draw:text-style-name="P1" draw:layer="layout" svg:width="4.4cm" svg:height="4.257cm" svg:x="3.6cm" svg:y="4.114cm">
          <draw:image xlink:href="Pictures/100002010000005000000050C41517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编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ntasyni </meta:initial-creator>
    <meta:creation-date>2014-05-07T11:08:07</meta:creation-date>
    <dc:date>2014-05-07T11:17:36</dc:date>
    <dc:creator>fantasyni </dc:creator>
    <meta:editing-duration>P0D</meta:editing-duration>
    <meta:editing-cycles>1</meta:editing-cycles>
    <meta:document-statistic meta:object-count="29"/>
    <meta:generator>LibreOffice/3.6$Linux_x86 LibreOffice_project/360m1$Build-2</meta:generator>
  </office:meta>
</office:document-meta>
</file>